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text-properties fo:font-size="14pt" style:font-size-asian="14pt" style:font-size-complex="14pt"/>
    </style:style>
    <style:style style:name="P2" style:family="paragraph" style:parent-style-name="List_20_Paragraph">
      <style:paragraph-properties fo:margin-left="0in" fo:margin-right="0in" fo:text-indent="0in" style:auto-text-indent="false"/>
    </style:style>
    <style:style style:name="P3" style:family="paragraph" style:parent-style-name="Footer">
      <style:paragraph-properties fo:padding="0in" fo:border="none"/>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8" style:family="paragraph" style:parent-style-name="Standard" style:list-style-name="WWNum1"/>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text-indent="0in" style:auto-text-indent="false"/>
      <style:text-properties fo:font-size="14pt" fo:font-weight="bold" style:font-size-asian="14pt" style:font-weight-asian="bold" style:font-size-complex="14pt"/>
    </style:style>
    <style:style style:name="P11" style:family="paragraph" style:parent-style-name="Standard">
      <style:paragraph-properties fo:margin-left="0.5in" fo:margin-right="0in" fo:text-indent="0in" style:auto-text-indent="false"/>
      <style:text-properties fo:font-size="14pt" style:font-size-asian="14pt" style:font-size-complex="14pt"/>
    </style:style>
    <style:style style:name="P12" style:family="paragraph" style:parent-style-name="Standard" style:master-page-name="Standard">
      <style:paragraph-properties style:page-number="auto"/>
    </style:style>
    <style:style style:name="P13" style:family="paragraph" style:parent-style-name="Standard">
      <style:paragraph-properties fo:margin-left="0in" fo:margin-right="0in"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T1" style:family="text">
      <style:text-properties fo:font-size="16pt" fo:font-weight="bold" style:font-size-asian="16pt" style:font-weight-asian="bold"/>
    </style:style>
    <style:style style:name="T2" style:family="text">
      <style:text-properties fo:font-weight="bold" style:font-weight-asian="bold"/>
    </style:style>
    <style:style style:name="T3" style:family="text">
      <style:text-properties fo:color="#ff0000" fo:font-size="14pt" style:text-underline-style="solid" style:text-underline-width="auto" style:text-underline-color="font-color"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2pt" style:font-size-asian="12pt"/>
    </style:style>
    <style:style style:name="T8" style:family="text">
      <style:text-properties fo:font-size="12pt" style:font-size-asian="12pt" style:language-asian="ko" style:country-asian="KR"/>
    </style:style>
    <style:style style:name="T9" style:family="text">
      <style:text-properties fo:font-size="12pt" style:text-underline-style="solid" style:text-underline-width="auto" style:text-underline-color="font-color" fo:font-weight="bold" style:font-size-asian="12pt" style:font-weight-asian="bold"/>
    </style:style>
    <style:style style:name="T10" style:family="text">
      <style:text-properties fo:font-size="12pt" fo:font-weight="bold" style:font-size-asian="1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 text:c="69"/><text:span text:style-name="T1">COVER <text:s/>PAGE</text:span></text:p>
      <text:h text:style-name="Heading_20_1" text:outline-level="1"><text:s text:c="47"/><text:span text:style-name="T2">CS323 Programming Assignments</text:span></text:h>
      <text:p text:style-name="Standard"/>
      <text:p text:style-name="P4"><text:span text:style-name="T3">Fill out all entries 1 - 7. <text:s text:c="3"/>If not, there will be deductions!</text:span></text:p>
      <text:p text:style-name="P5"/>
      <text:p text:style-name="Standard"><text:span text:style-name="T7"><text:s text:c="97"/></text:span></text:p>
      <text:p text:style-name="Standard"><text:span text:style-name="T7">1. Ahzaz Laeeque <text:s text:c="3"/>[Thursday 7pm] <text:s text:c="41"/></text:span></text:p>
      <text:p text:style-name="Standard"><text:span text:style-name="T7"><text:s text:c="92"/></text:span></text:p>
      <text:p text:style-name="Standard"><text:span text:style-name="T8">2. Morgan Heaslet <text:s/>[Thursday 7pm] <text:s text:c="46"/></text:span></text:p>
      <text:p text:style-name="P5"/>
      <text:p text:style-name="Standard"><text:span text:style-name="T8">3. Anthony Comito<text:tab/>[Monday Wednesday 11:30AM] <text:s text:c="43"/></text:span></text:p>
      <text:p text:style-name="P5"/>
      <text:p text:style-name="Standard"><text:span text:style-name="T7"><text:s text:c="18"/></text:span></text:p>
      <text:p text:style-name="Standard"><text:span text:style-name="T7">2. Assignment Number [ Assignment 1]</text:span></text:p>
      <text:p text:style-name="P5"/>
      <text:p text:style-name="P5"/>
      <text:p text:style-name="P5"/>
      <text:p text:style-name="Standard"><text:span text:style-name="T7">3. Due Dates <text:s text:c="3"/></text:span><text:span text:style-name="T10">Softcopy </text:span><text:span text:style-name="T7">[ 10/07/2018], </text:span><text:span text:style-name="T10">Hardcopy</text:span><text:span text:style-name="T7"> [ 10/11/2018]</text:span></text:p>
      <text:p text:style-name="P5"/>
      <text:p text:style-name="Standard"><text:span text:style-name="T7"><text:s text:c="15"/></text:span></text:p>
      <text:p text:style-name="P5"/>
      <text:p text:style-name="Standard"><text:span text:style-name="T7">4. Turn-In Dates <text:s text:c="2"/></text:span><text:span text:style-name="T10">Softcopy</text:span><text:span text:style-name="T7"> [10/07/2018], <text:s text:c="2"/></text:span><text:span text:style-name="T10">Hardcopy</text:span><text:span text:style-name="T7"> <text:s/>[10/11/2018 ]</text:span></text:p>
      <text:p text:style-name="Standard"><text:span text:style-name="T7"><text:s text:c="2"/></text:span></text:p>
      <text:p text:style-name="P5"/>
      <text:p text:style-name="P5"/>
      <text:p text:style-name="Standard"><text:span text:style-name="T7">5. Executable Filename [ Assignment_One.exe] </text:span></text:p>
      <text:p text:style-name="Standard"><text:span text:style-name="T7"><text:s text:c="3"/>(</text:span><text:span text:style-name="T10">A file that can be executed without compilation by the instructor</text:span><text:span text:style-name="T7">) </text:span></text:p>
      <text:p text:style-name="P5"/>
      <text:p text:style-name="P5"/>
      <text:p text:style-name="Standard"><text:span text:style-name="T7">6. Lab Room <text:s text:c="17"/>[ <text:s/>CS101 <text:s/>]</text:span></text:p>
      <text:p text:style-name="Standard"><text:span text:style-name="T10">(Execute your program in a lab in the CS building before submission)</text:span></text:p>
      <text:p text:style-name="P5"/>
      <text:p text:style-name="P5"/>
      <text:p text:style-name="Standard"><text:span text:style-name="T7">7. Operating System <text:s text:c="4"/>[Windows]</text:span></text:p>
      <text:p text:style-name="Standard"><text:span text:style-name="T7"><text:s text:c="3"/></text:span></text:p>
      <text:p text:style-name="Standard"><text:span text:style-name="T10">To be filled out by the Instructor:</text:span></text:p>
      <text:p text:style-name="P5"/>
      <text:p text:style-name="Standard"><text:span text:style-name="T7">GRADE:</text:span></text:p>
      <text:p text:style-name="P5"/>
      <text:p text:style-name="P5"/>
      <text:p text:style-name="P5"/>
      <text:p text:style-name="P5"/>
      <text:p text:style-name="Standard"><text:span text:style-name="T7">COMMENTS:</text:span></text:p>
      <text:p text:style-name="P7"/>
      <text:p text:style-name="P7"/>
      <text:p text:style-name="P7"/>
      <text:p text:style-name="P4"><text:bookmark text:name="_GoBack"/><text:soft-page-break/><text:span text:style-name="T5">CS323 Documentation</text:span></text:p>
      <text:p text:style-name="P4"><text:span text:style-name="T4">About 2-3 pages</text:span></text:p>
      <text:p text:style-name="Standard"><text:span text:style-name="T4"><text:s text:c="5"/></text:span></text:p>
      <text:p text:style-name="P10"/>
      <text:list xml:id="list8224850091152794591" text:style-name="WWNum1">
        <text:list-item>
          <text:p text:style-name="P8"><text:span text:style-name="T5">Problem Statement</text:span></text:p>
        </text:list-item>
      </text:list>
      <text:p text:style-name="P10"/>
      <text:p text:style-name="P2"><text:span text:style-name="T4">We need to create a lexical analyzer for the Rat18F language that will separate the program into individual components. The analyzer needs capture each individual token, determine what category fits into (integer, real number, separator, operator, keyword), and output that lexeme along with the type of token it belongs to.</text:span></text:p>
      <text:p text:style-name="P1"/>
      <text:p text:style-name="List_20_Paragraph"><text:span text:style-name="T4">Input: File containing Rat18F</text:span></text:p>
      <text:p text:style-name="List_20_Paragraph"><text:span text:style-name="T4">Output: File listing the individual lexemes and their token type</text:span></text:p>
      <text:p text:style-name="P6"/>
      <text:list xml:id="list43354691" text:continue-numbering="true" text:style-name="WWNum1">
        <text:list-item>
          <text:p text:style-name="P8"><text:span text:style-name="T5">How to use your program </text:span></text:p>
        </text:list-item>
      </text:list>
      <text:p text:style-name="P13">The user enters the name of the input file (Rat18F programming language). If the input file is valid, the program asks for an output file name. The program then calls the lexer which parses each line of the program until it reaches the end of the file.</text:p>
      <text:p text:style-name="P11"/>
      <text:list xml:id="list43348821" text:continue-numbering="true" text:style-name="WWNum1">
        <text:list-item>
          <text:p text:style-name="P8"><text:span text:style-name="T5">Design of your program</text:span></text:p>
        </text:list-item>
      </text:list>
      <text:p text:style-name="Standard"><text:span text:style-name="T6">The program begins by asking for an input file name as well as an output file name. Once it has these, it opens the input file and calls the Lexer object once for each line of the file. This Lexer object takes the line (a string), and begins to break it down by character. First it determines what type of character it is (alphabet, digit, operator), then it sends that information to the FSM. This FSM looks at the state table and determines what the new state will be based off the current state and the incoming character type. When the Lexer reaches either whitespace or a separator character, it checks to see if the FSM is in an accepting state. If it is, it creates a Token object with the type matching the FSM state. If it is not an accepting state, the Lexer discards the invalid lexeme and begins again after the whitespace. </text:span></text:p>
      <text:p text:style-name="Standard"><text:span text:style-name="T6"><text:tab/>The FSM determines the accepting state for Identifiers, integers, reals, and operators. An if-else structure determines the valid keywords and separators.</text:span></text:p>
      <text:p text:style-name="Standard"><text:span text:style-name="T6"/></text:p>
      <text:p text:style-name="Standard"><text:span text:style-name="T6"/></text:p>
      <text:p text:style-name="Standard"><text:span text:style-name="T6"/></text:p>
      <text:p text:style-name="P6"/>
      <text:list xml:id="list43346212" text:continue-numbering="true" text:style-name="WWNum1">
        <text:list-item>
          <text:p text:style-name="P8"><text:soft-page-break/><text:span text:style-name="T5">Any Limitation</text:span></text:p>
        </text:list-item>
      </text:list>
      <text:p text:style-name="P11">The Lexer can handle any size file because it is receiving the information one line at a time. So no size limitations aside from the output file size. </text:p>
      <text:list xml:id="list43342500" text:continue-numbering="true" text:style-name="WWNum1">
        <text:list-item>
          <text:p text:style-name="P8"><text:span text:style-name="T5">Any shortcomings</text:span></text:p>
        </text:list-item>
      </text:list>
      <text:p text:style-name="P9"><text:span text:style-name="T4">The current limitations are the fact that keywords are hard coded and not received from a file list of keywords, so the list may be incomplete and it would be more difficult to see a list of keywords.</text:span></text:p>
      <text:p text:style-name="P9"><text:span text:style-name="T4">Also, the lexer outputs each lexeme to a file, but we don't current store the token object for later use or return the token back to the main program. The current Lexer creates a complete list of lexemes and their type, but for future projects may need to be adjusted.</text:span></text:p>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ko" style:country-asian="KR"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ko" style:country-asian="K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style:writing-mode="lr-tb"/>
      <style:text-properties style:use-window-font-color="true" style:font-name="Times New Roman" fo:font-size="10pt" style:font-name-asian="Batang" style:font-size-asian="10pt" style:language-asian="en" style:country-asian="US" style:font-name-complex="Times New Roman1"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 style:class="text">
      <style:paragraph-properties fo:keep-with-next="always"/>
      <style:text-properties fo:font-size="12pt" style:font-size-asian="12pt"/>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size="10pt" style:font-name-asian="Batang" style:font-size-asian="10pt" style:language-asian="en" style:country-asian="US" style:font-name-complex="Times New Roman1" style:font-size-complex="10pt"/>
    </style:style>
    <style:style style:name="page_20_number" style:display-name="page number" style:family="text" style:parent-style-name="Default_20_Paragraph_20_Font"/>
    <style:style style:name="pl-c" style:family="text" style:parent-style-name="Default_20_Paragraph_20_Font"/>
    <style:style style:name="Heading_20_1_20_Char" style:display-name="Heading 1 Char" style:family="text" style:parent-style-name="Default_20_Paragraph_20_Font">
      <style:text-properties style:font-name="Times New Roman" fo:font-size="12pt" style:font-name-asian="Batang" style:font-size-asian="12pt" style:language-asian="en" style:country-asian="US"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text:page-number></text:p>
        <text:p text:style-name="Footer"/>
      </style:footer>
      <style:footer-left>
        <text:p text:style-name="Footer"><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meta:initial-creator>
    <meta:editing-cycles>6</meta:editing-cycles>
    <meta:creation-date>2018-10-08T05:06:00</meta:creation-date>
    <dc:date>2018-10-07T23:15:48.14</dc:date>
    <meta:editing-duration>PT14M26S</meta:editing-duration>
    <meta:generator>OpenOffice/4.0.0$Win32 OpenOffice.org_project/400m3$Build-9702</meta:generator>
    <meta:document-statistic meta:table-count="0" meta:image-count="0" meta:object-count="0" meta:page-count="3" meta:paragraph-count="42" meta:word-count="534" meta:character-count="3586"/>
    <meta:user-defined meta:name="AppVersion">16.0000</meta:user-defined>
    <meta:user-defined meta:name="Company">Sony Electronic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